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svg:stroke-width="0cm" draw:marker-start-width="0.2cm" draw:marker-end-width="0.2cm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.374cm" svg:height="16.416cm" svg:x="11.151cm" svg:y="5.206cm">
            <draw:object draw:notify-on-update-of-ranges="Tabelle1.A1:Tabelle1.A1 Tabelle1.A2:Tabelle1.A25 Tabelle1.B1:Tabelle1.B1 Tabelle1.B2:Tabelle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42.17cm" svg:y="0.923cm">
            <draw:object draw:notify-on-update-of-ranges="Tabelle1.Q1:Tabelle1.Q37 Tabelle1.R1:Tabelle1.R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 table:formula="of:=SIN([.C1])" office:value-type="float" office:value="0" calcext:value-type="float">
            <text:p>0</text:p>
          </table:table-cell>
          <table:table-cell table:formula="of:=COS([.C1])" office:value-type="float" office:value="1" calcext:value-type="float">
            <text:p>1</text:p>
          </table:table-cell>
          <table:table-cell table:formula="of:=[.D1]/180*PI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renzwert A-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 Mittelpunkt</text:p>
          </table:table-cell>
          <table:table-cell table:formula="of:=([.L1]+[.L2])/2" office:value-type="float" office:value="51.5" calcext:value-type="float">
            <text:p>51,5</text:p>
          </table:table-cell>
          <table:table-cell/>
          <table:table-cell table:formula="of:=[.$O$1]+[.$O$2]*[.A1]" office:value-type="float" office:value="51.5" calcext:value-type="float">
            <text:p>51,50</text:p>
          </table:table-cell>
          <table:table-cell table:formula="of:=[.$O$3]+[.$O$4]*[.B1]" office:value-type="float" office:value="5" calcext:value-type="float">
            <text:p>5,00</text:p>
          </table:table-cell>
        </table:table-row>
        <table:table-row table:style-name="ro1">
          <table:table-cell table:formula="of:=SIN([.C2])" office:value-type="float" office:value="0.17364817766693" calcext:value-type="float">
            <text:p>0,17364817766693</text:p>
          </table:table-cell>
          <table:table-cell table:formula="of:=COS([.C2])" office:value-type="float" office:value="0.984807753012208" calcext:value-type="float">
            <text:p>0,984807753012208</text:p>
          </table:table-cell>
          <table:table-cell table:formula="of:=[.D2]/180*PI()" office:value-type="float" office:value="0.174532925199433" calcext:value-type="float">
            <text:p>0,17453292519943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Grenzwert A+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 Amplitude</text:p>
          </table:table-cell>
          <table:table-cell table:formula="of:=([.L2]-[.L1])/2" office:value-type="float" office:value="4.5" calcext:value-type="float">
            <text:p>4,5</text:p>
          </table:table-cell>
          <table:table-cell/>
          <table:table-cell table:formula="of:=[.$O$1]+[.$O$2]*[.A2]" office:value-type="float" office:value="52.2814167995012" calcext:value-type="float">
            <text:p>52,28</text:p>
          </table:table-cell>
          <table:table-cell table:formula="of:=[.$O$3]+[.$O$4]*[.B2]" office:value-type="float" office:value="4.92403876506104" calcext:value-type="float">
            <text:p>4,92</text:p>
          </table:table-cell>
        </table:table-row>
        <table:table-row table:style-name="ro1">
          <table:table-cell table:formula="of:=SIN([.C3])" office:value-type="float" office:value="0.342020143325669" calcext:value-type="float">
            <text:p>0,342020143325669</text:p>
          </table:table-cell>
          <table:table-cell table:formula="of:=COS([.C3])" office:value-type="float" office:value="0.939692620785908" calcext:value-type="float">
            <text:p>0,939692620785908</text:p>
          </table:table-cell>
          <table:table-cell table:formula="of:=[.D3]/180*PI()" office:value-type="float" office:value="0.349065850398866" calcext:value-type="float">
            <text:p>0,349065850398866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Grenzwert B-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 Mittelpunkt</text:p>
          </table:table-cell>
          <table:table-cell table:formula="of:=([.L3]+[.L4])/2" office:value-type="float" office:value="0" calcext:value-type="float">
            <text:p>0</text:p>
          </table:table-cell>
          <table:table-cell/>
          <table:table-cell table:formula="of:=[.$O$1]+[.$O$2]*[.A3]" office:value-type="float" office:value="53.0390906449655" calcext:value-type="float">
            <text:p>53,04</text:p>
          </table:table-cell>
          <table:table-cell table:formula="of:=[.$O$3]+[.$O$4]*[.B3]" office:value-type="float" office:value="4.69846310392954" calcext:value-type="float">
            <text:p>4,70</text:p>
          </table:table-cell>
        </table:table-row>
        <table:table-row table:style-name="ro1">
          <table:table-cell table:formula="of:=SIN([.C4])" office:value-type="float" office:value="0.5" calcext:value-type="float">
            <text:p>0,5</text:p>
          </table:table-cell>
          <table:table-cell table:formula="of:=COS([.C4])" office:value-type="float" office:value="0.866025403784439" calcext:value-type="float">
            <text:p>0,866025403784439</text:p>
          </table:table-cell>
          <table:table-cell table:formula="of:=[.D4]/180*PI()" office:value-type="float" office:value="0.523598775598299" calcext:value-type="float">
            <text:p>0,523598775598299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Grenzwert B+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 Amplitude</text:p>
          </table:table-cell>
          <table:table-cell table:formula="of:=([.L4]-[.L3])/2" office:value-type="float" office:value="5" calcext:value-type="float">
            <text:p>5</text:p>
          </table:table-cell>
          <table:table-cell/>
          <table:table-cell table:formula="of:=[.$O$1]+[.$O$2]*[.A4]" office:value-type="float" office:value="53.75" calcext:value-type="float">
            <text:p>53,75</text:p>
          </table:table-cell>
          <table:table-cell table:formula="of:=[.$O$3]+[.$O$4]*[.B4]" office:value-type="float" office:value="4.33012701892219" calcext:value-type="float">
            <text:p>4,33</text:p>
          </table:table-cell>
        </table:table-row>
        <table:table-row table:style-name="ro1">
          <table:table-cell table:formula="of:=SIN([.C5])" office:value-type="float" office:value="0.642787609686539" calcext:value-type="float">
            <text:p>0,642787609686539</text:p>
          </table:table-cell>
          <table:table-cell table:formula="of:=COS([.C5])" office:value-type="float" office:value="0.766044443118978" calcext:value-type="float">
            <text:p>0,766044443118978</text:p>
          </table:table-cell>
          <table:table-cell table:formula="of:=[.D5]/180*PI()" office:value-type="float" office:value="0.698131700797732" calcext:value-type="float">
            <text:p>0,69813170079773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table:formula="of:=[.$O$1]+[.$O$2]*[.A5]" office:value-type="float" office:value="54.3925442435894" calcext:value-type="float">
            <text:p>54,39</text:p>
          </table:table-cell>
          <table:table-cell table:formula="of:=[.$O$3]+[.$O$4]*[.B5]" office:value-type="float" office:value="3.83022221559489" calcext:value-type="float">
            <text:p>3,83</text:p>
          </table:table-cell>
        </table:table-row>
        <table:table-row table:style-name="ro1">
          <table:table-cell table:formula="of:=SIN([.C6])" office:value-type="float" office:value="0.766044443118978" calcext:value-type="float">
            <text:p>0,766044443118978</text:p>
          </table:table-cell>
          <table:table-cell table:formula="of:=COS([.C6])" office:value-type="float" office:value="0.642787609686539" calcext:value-type="float">
            <text:p>0,642787609686539</text:p>
          </table:table-cell>
          <table:table-cell table:formula="of:=[.D6]/180*PI()" office:value-type="float" office:value="0.872664625997165" calcext:value-type="float">
            <text:p>0,87266462599716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table:formula="of:=[.$O$1]+[.$O$2]*[.A6]" office:value-type="float" office:value="54.9471999940354" calcext:value-type="float">
            <text:p>54,95</text:p>
          </table:table-cell>
          <table:table-cell table:formula="of:=[.$O$3]+[.$O$4]*[.B6]" office:value-type="float" office:value="3.2139380484327" calcext:value-type="float">
            <text:p>3,21</text:p>
          </table:table-cell>
        </table:table-row>
        <table:table-row table:style-name="ro1">
          <table:table-cell table:formula="of:=SIN([.C7])" office:value-type="float" office:value="0.866025403784439" calcext:value-type="float">
            <text:p>0,866025403784439</text:p>
          </table:table-cell>
          <table:table-cell table:formula="of:=COS([.C7])" office:value-type="float" office:value="0.5" calcext:value-type="float">
            <text:p>0,5</text:p>
          </table:table-cell>
          <table:table-cell table:formula="of:=[.D7]/180*PI()" office:value-type="float" office:value="1.0471975511966" calcext:value-type="float">
            <text:p>1,0471975511966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table:formula="of:=[.$O$1]+[.$O$2]*[.A7]" office:value-type="float" office:value="55.39711431703" calcext:value-type="float">
            <text:p>55,40</text:p>
          </table:table-cell>
          <table:table-cell table:formula="of:=[.$O$3]+[.$O$4]*[.B7]" office:value-type="float" office:value="2.5" calcext:value-type="float">
            <text:p>2,50</text:p>
          </table:table-cell>
        </table:table-row>
        <table:table-row table:style-name="ro1">
          <table:table-cell table:formula="of:=SIN([.C8])" office:value-type="float" office:value="0.939692620785908" calcext:value-type="float">
            <text:p>0,939692620785908</text:p>
          </table:table-cell>
          <table:table-cell table:formula="of:=COS([.C8])" office:value-type="float" office:value="0.342020143325669" calcext:value-type="float">
            <text:p>0,342020143325669</text:p>
          </table:table-cell>
          <table:table-cell table:formula="of:=[.D8]/180*PI()" office:value-type="float" office:value="1.22173047639603" calcext:value-type="float">
            <text:p>1,22173047639603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table:formula="of:=[.$O$1]+[.$O$2]*[.A8]" office:value-type="float" office:value="55.7286167935366" calcext:value-type="float">
            <text:p>55,73</text:p>
          </table:table-cell>
          <table:table-cell table:formula="of:=[.$O$3]+[.$O$4]*[.B8]" office:value-type="float" office:value="1.71010071662834" calcext:value-type="float">
            <text:p>1,71</text:p>
          </table:table-cell>
        </table:table-row>
        <table:table-row table:style-name="ro1">
          <table:table-cell table:formula="of:=SIN([.C9])" office:value-type="float" office:value="0.984807753012208" calcext:value-type="float">
            <text:p>0,984807753012208</text:p>
          </table:table-cell>
          <table:table-cell table:formula="of:=COS([.C9])" office:value-type="float" office:value="0.17364817766693" calcext:value-type="float">
            <text:p>0,17364817766693</text:p>
          </table:table-cell>
          <table:table-cell table:formula="of:=[.D9]/180*PI()" office:value-type="float" office:value="1.39626340159546" calcext:value-type="float">
            <text:p>1,39626340159546</text:p>
          </table:table-cell>
          <table:table-cell office:value-type="float" office:value="80" calcext:value-type="float">
            <text:p>80</text:p>
          </table:table-cell>
          <table:table-cell table:number-columns-repeated="12"/>
          <table:table-cell table:formula="of:=[.$O$1]+[.$O$2]*[.A9]" office:value-type="float" office:value="55.9316348885549" calcext:value-type="float">
            <text:p>55,93</text:p>
          </table:table-cell>
          <table:table-cell table:formula="of:=[.$O$3]+[.$O$4]*[.B9]" office:value-type="float" office:value="0.868240888334652" calcext:value-type="float">
            <text:p>0,87</text:p>
          </table:table-cell>
        </table:table-row>
        <table:table-row table:style-name="ro1">
          <table:table-cell table:formula="of:=SIN([.C10])" office:value-type="float" office:value="1" calcext:value-type="float">
            <text:p>1</text:p>
          </table:table-cell>
          <table:table-cell table:formula="of:=COS([.C10])" office:value-type="float" office:value="6.12323399573677E-017" calcext:value-type="float">
            <text:p>6,12323399573677E-17</text:p>
          </table:table-cell>
          <table:table-cell table:formula="of:=[.D10]/180*PI()" office:value-type="float" office:value="1.5707963267949" calcext:value-type="float">
            <text:p>1,5707963267949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formula="of:=[.$O$1]+[.$O$2]*[.A10]" office:value-type="float" office:value="56" calcext:value-type="float">
            <text:p>56,00</text:p>
          </table:table-cell>
          <table:table-cell table:formula="of:=[.$O$3]+[.$O$4]*[.B10]" office:value-type="float" office:value="3.06161699786838E-016" calcext:value-type="float">
            <text:p>0,00</text:p>
          </table:table-cell>
        </table:table-row>
        <table:table-row table:style-name="ro1">
          <table:table-cell table:formula="of:=SIN([.C11])" office:value-type="float" office:value="0.984807753012208" calcext:value-type="float">
            <text:p>0,984807753012208</text:p>
          </table:table-cell>
          <table:table-cell table:formula="of:=COS([.C11])" office:value-type="float" office:value="-0.17364817766693" calcext:value-type="float">
            <text:p>-0,17364817766693</text:p>
          </table:table-cell>
          <table:table-cell table:formula="of:=[.D11]/180*PI()" office:value-type="float" office:value="1.74532925199433" calcext:value-type="float">
            <text:p>1,74532925199433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formula="of:=[.$O$1]+[.$O$2]*[.A11]" office:value-type="float" office:value="55.9316348885549" calcext:value-type="float">
            <text:p>55,93</text:p>
          </table:table-cell>
          <table:table-cell table:formula="of:=[.$O$3]+[.$O$4]*[.B11]" office:value-type="float" office:value="-0.868240888334652" calcext:value-type="float">
            <text:p>-0,87</text:p>
          </table:table-cell>
        </table:table-row>
        <table:table-row table:style-name="ro1">
          <table:table-cell table:formula="of:=SIN([.C12])" office:value-type="float" office:value="0.939692620785908" calcext:value-type="float">
            <text:p>0,939692620785908</text:p>
          </table:table-cell>
          <table:table-cell table:formula="of:=COS([.C12])" office:value-type="float" office:value="-0.342020143325669" calcext:value-type="float">
            <text:p>-0,342020143325669</text:p>
          </table:table-cell>
          <table:table-cell table:formula="of:=[.D12]/180*PI()" office:value-type="float" office:value="1.91986217719376" calcext:value-type="float">
            <text:p>1,91986217719376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formula="of:=[.$O$1]+[.$O$2]*[.A12]" office:value-type="float" office:value="55.7286167935366" calcext:value-type="float">
            <text:p>55,73</text:p>
          </table:table-cell>
          <table:table-cell table:formula="of:=[.$O$3]+[.$O$4]*[.B12]" office:value-type="float" office:value="-1.71010071662834" calcext:value-type="float">
            <text:p>-1,71</text:p>
          </table:table-cell>
        </table:table-row>
        <table:table-row table:style-name="ro1">
          <table:table-cell table:formula="of:=SIN([.C13])" office:value-type="float" office:value="0.866025403784439" calcext:value-type="float">
            <text:p>0,866025403784439</text:p>
          </table:table-cell>
          <table:table-cell table:formula="of:=COS([.C13])" office:value-type="float" office:value="-0.5" calcext:value-type="float">
            <text:p>-0,5</text:p>
          </table:table-cell>
          <table:table-cell table:formula="of:=[.D13]/180*PI()" office:value-type="float" office:value="2.0943951023932" calcext:value-type="float">
            <text:p>2,0943951023932</text:p>
          </table:table-cell>
          <table:table-cell office:value-type="float" office:value="120" calcext:value-type="float">
            <text:p>120</text:p>
          </table:table-cell>
          <table:table-cell table:number-columns-repeated="12"/>
          <table:table-cell table:formula="of:=[.$O$1]+[.$O$2]*[.A13]" office:value-type="float" office:value="55.39711431703" calcext:value-type="float">
            <text:p>55,40</text:p>
          </table:table-cell>
          <table:table-cell table:formula="of:=[.$O$3]+[.$O$4]*[.B13]" office:value-type="float" office:value="-2.5" calcext:value-type="float">
            <text:p>-2,50</text:p>
          </table:table-cell>
        </table:table-row>
        <table:table-row table:style-name="ro1">
          <table:table-cell table:formula="of:=SIN([.C14])" office:value-type="float" office:value="0.766044443118978" calcext:value-type="float">
            <text:p>0,766044443118978</text:p>
          </table:table-cell>
          <table:table-cell table:formula="of:=COS([.C14])" office:value-type="float" office:value="-0.642787609686539" calcext:value-type="float">
            <text:p>-0,642787609686539</text:p>
          </table:table-cell>
          <table:table-cell table:formula="of:=[.D14]/180*PI()" office:value-type="float" office:value="2.26892802759263" calcext:value-type="float">
            <text:p>2,26892802759263</text:p>
          </table:table-cell>
          <table:table-cell office:value-type="float" office:value="130" calcext:value-type="float">
            <text:p>130</text:p>
          </table:table-cell>
          <table:table-cell table:number-columns-repeated="12"/>
          <table:table-cell table:formula="of:=[.$O$1]+[.$O$2]*[.A14]" office:value-type="float" office:value="54.9471999940354" calcext:value-type="float">
            <text:p>54,95</text:p>
          </table:table-cell>
          <table:table-cell table:formula="of:=[.$O$3]+[.$O$4]*[.B14]" office:value-type="float" office:value="-3.2139380484327" calcext:value-type="float">
            <text:p>-3,21</text:p>
          </table:table-cell>
        </table:table-row>
        <table:table-row table:style-name="ro1">
          <table:table-cell table:formula="of:=SIN([.C15])" office:value-type="float" office:value="0.64278760968654" calcext:value-type="float">
            <text:p>0,64278760968654</text:p>
          </table:table-cell>
          <table:table-cell table:formula="of:=COS([.C15])" office:value-type="float" office:value="-0.766044443118978" calcext:value-type="float">
            <text:p>-0,766044443118978</text:p>
          </table:table-cell>
          <table:table-cell table:formula="of:=[.D15]/180*PI()" office:value-type="float" office:value="2.44346095279206" calcext:value-type="float">
            <text:p>2,44346095279206</text:p>
          </table:table-cell>
          <table:table-cell office:value-type="float" office:value="140" calcext:value-type="float">
            <text:p>140</text:p>
          </table:table-cell>
          <table:table-cell table:number-columns-repeated="12"/>
          <table:table-cell table:formula="of:=[.$O$1]+[.$O$2]*[.A15]" office:value-type="float" office:value="54.3925442435894" calcext:value-type="float">
            <text:p>54,39</text:p>
          </table:table-cell>
          <table:table-cell table:formula="of:=[.$O$3]+[.$O$4]*[.B15]" office:value-type="float" office:value="-3.83022221559489" calcext:value-type="float">
            <text:p>-3,83</text:p>
          </table:table-cell>
        </table:table-row>
        <table:table-row table:style-name="ro1">
          <table:table-cell table:formula="of:=SIN([.C16])" office:value-type="float" office:value="0.5" calcext:value-type="float">
            <text:p>0,5</text:p>
          </table:table-cell>
          <table:table-cell table:formula="of:=COS([.C16])" office:value-type="float" office:value="-0.866025403784439" calcext:value-type="float">
            <text:p>-0,866025403784439</text:p>
          </table:table-cell>
          <table:table-cell table:formula="of:=[.D16]/180*PI()" office:value-type="float" office:value="2.61799387799149" calcext:value-type="float">
            <text:p>2,61799387799149</text:p>
          </table:table-cell>
          <table:table-cell office:value-type="float" office:value="150" calcext:value-type="float">
            <text:p>150</text:p>
          </table:table-cell>
          <table:table-cell table:number-columns-repeated="12"/>
          <table:table-cell table:formula="of:=[.$O$1]+[.$O$2]*[.A16]" office:value-type="float" office:value="53.75" calcext:value-type="float">
            <text:p>53,75</text:p>
          </table:table-cell>
          <table:table-cell table:formula="of:=[.$O$3]+[.$O$4]*[.B16]" office:value-type="float" office:value="-4.33012701892219" calcext:value-type="float">
            <text:p>-4,33</text:p>
          </table:table-cell>
        </table:table-row>
        <table:table-row table:style-name="ro1">
          <table:table-cell table:formula="of:=SIN([.C17])" office:value-type="float" office:value="0.342020143325669" calcext:value-type="float">
            <text:p>0,342020143325669</text:p>
          </table:table-cell>
          <table:table-cell table:formula="of:=COS([.C17])" office:value-type="float" office:value="-0.939692620785908" calcext:value-type="float">
            <text:p>-0,939692620785908</text:p>
          </table:table-cell>
          <table:table-cell table:formula="of:=[.D17]/180*PI()" office:value-type="float" office:value="2.79252680319093" calcext:value-type="float">
            <text:p>2,79252680319093</text:p>
          </table:table-cell>
          <table:table-cell office:value-type="float" office:value="160" calcext:value-type="float">
            <text:p>160</text:p>
          </table:table-cell>
          <table:table-cell table:number-columns-repeated="12"/>
          <table:table-cell table:formula="of:=[.$O$1]+[.$O$2]*[.A17]" office:value-type="float" office:value="53.0390906449655" calcext:value-type="float">
            <text:p>53,04</text:p>
          </table:table-cell>
          <table:table-cell table:formula="of:=[.$O$3]+[.$O$4]*[.B17]" office:value-type="float" office:value="-4.69846310392954" calcext:value-type="float">
            <text:p>-4,70</text:p>
          </table:table-cell>
        </table:table-row>
        <table:table-row table:style-name="ro1">
          <table:table-cell table:formula="of:=SIN([.C18])" office:value-type="float" office:value="0.173648177666931" calcext:value-type="float">
            <text:p>0,173648177666931</text:p>
          </table:table-cell>
          <table:table-cell table:formula="of:=COS([.C18])" office:value-type="float" office:value="-0.984807753012208" calcext:value-type="float">
            <text:p>-0,984807753012208</text:p>
          </table:table-cell>
          <table:table-cell table:formula="of:=[.D18]/180*PI()" office:value-type="float" office:value="2.96705972839036" calcext:value-type="float">
            <text:p>2,96705972839036</text:p>
          </table:table-cell>
          <table:table-cell office:value-type="float" office:value="170" calcext:value-type="float">
            <text:p>170</text:p>
          </table:table-cell>
          <table:table-cell table:number-columns-repeated="12"/>
          <table:table-cell table:formula="of:=[.$O$1]+[.$O$2]*[.A18]" office:value-type="float" office:value="52.2814167995012" calcext:value-type="float">
            <text:p>52,28</text:p>
          </table:table-cell>
          <table:table-cell table:formula="of:=[.$O$3]+[.$O$4]*[.B18]" office:value-type="float" office:value="-4.92403876506104" calcext:value-type="float">
            <text:p>-4,92</text:p>
          </table:table-cell>
        </table:table-row>
        <table:table-row table:style-name="ro1">
          <table:table-cell table:formula="of:=SIN([.C19])" office:value-type="float" office:value="1.22464679914735E-016" calcext:value-type="float">
            <text:p>1,22464679914735E-16</text:p>
          </table:table-cell>
          <table:table-cell table:formula="of:=COS([.C19])" office:value-type="float" office:value="-1" calcext:value-type="float">
            <text:p>-1</text:p>
          </table:table-cell>
          <table:table-cell table:formula="of:=[.D19]/180*PI()" office:value-type="float" office:value="3.14159265358979" calcext:value-type="float">
            <text:p>3,14159265358979</text:p>
          </table:table-cell>
          <table:table-cell office:value-type="float" office:value="180" calcext:value-type="float">
            <text:p>180</text:p>
          </table:table-cell>
          <table:table-cell table:number-columns-repeated="12"/>
          <table:table-cell table:formula="of:=[.$O$1]+[.$O$2]*[.A19]" office:value-type="float" office:value="51.5" calcext:value-type="float">
            <text:p>51,50</text:p>
          </table:table-cell>
          <table:table-cell table:formula="of:=[.$O$3]+[.$O$4]*[.B19]" office:value-type="float" office:value="-5" calcext:value-type="float">
            <text:p>-5,00</text:p>
          </table:table-cell>
        </table:table-row>
        <table:table-row table:style-name="ro1">
          <table:table-cell table:formula="of:=SIN([.C20])" office:value-type="float" office:value="-0.17364817766693" calcext:value-type="float">
            <text:p>-0,17364817766693</text:p>
          </table:table-cell>
          <table:table-cell table:formula="of:=COS([.C20])" office:value-type="float" office:value="-0.984807753012208" calcext:value-type="float">
            <text:p>-0,984807753012208</text:p>
          </table:table-cell>
          <table:table-cell table:formula="of:=[.D20]/180*PI()" office:value-type="float" office:value="3.31612557878923" calcext:value-type="float">
            <text:p>3,31612557878923</text:p>
          </table:table-cell>
          <table:table-cell office:value-type="float" office:value="190" calcext:value-type="float">
            <text:p>190</text:p>
          </table:table-cell>
          <table:table-cell table:number-columns-repeated="12"/>
          <table:table-cell table:formula="of:=[.$O$1]+[.$O$2]*[.A20]" office:value-type="float" office:value="50.7185832004988" calcext:value-type="float">
            <text:p>50,72</text:p>
          </table:table-cell>
          <table:table-cell table:formula="of:=[.$O$3]+[.$O$4]*[.B20]" office:value-type="float" office:value="-4.92403876506104" calcext:value-type="float">
            <text:p>-4,92</text:p>
          </table:table-cell>
        </table:table-row>
        <table:table-row table:style-name="ro1">
          <table:table-cell table:formula="of:=SIN([.C21])" office:value-type="float" office:value="-0.342020143325669" calcext:value-type="float">
            <text:p>-0,342020143325669</text:p>
          </table:table-cell>
          <table:table-cell table:formula="of:=COS([.C21])" office:value-type="float" office:value="-0.939692620785908" calcext:value-type="float">
            <text:p>-0,939692620785908</text:p>
          </table:table-cell>
          <table:table-cell table:formula="of:=[.D21]/180*PI()" office:value-type="float" office:value="3.49065850398866" calcext:value-type="float">
            <text:p>3,49065850398866</text:p>
          </table:table-cell>
          <table:table-cell office:value-type="float" office:value="200" calcext:value-type="float">
            <text:p>200</text:p>
          </table:table-cell>
          <table:table-cell table:number-columns-repeated="12"/>
          <table:table-cell table:formula="of:=[.$O$1]+[.$O$2]*[.A21]" office:value-type="float" office:value="49.9609093550345" calcext:value-type="float">
            <text:p>49,96</text:p>
          </table:table-cell>
          <table:table-cell table:formula="of:=[.$O$3]+[.$O$4]*[.B21]" office:value-type="float" office:value="-4.69846310392954" calcext:value-type="float">
            <text:p>-4,70</text:p>
          </table:table-cell>
        </table:table-row>
        <table:table-row table:style-name="ro1">
          <table:table-cell table:formula="of:=SIN([.C22])" office:value-type="float" office:value="-0.5" calcext:value-type="float">
            <text:p>-0,5</text:p>
          </table:table-cell>
          <table:table-cell table:formula="of:=COS([.C22])" office:value-type="float" office:value="-0.866025403784439" calcext:value-type="float">
            <text:p>-0,866025403784439</text:p>
          </table:table-cell>
          <table:table-cell table:formula="of:=[.D22]/180*PI()" office:value-type="float" office:value="3.66519142918809" calcext:value-type="float">
            <text:p>3,66519142918809</text:p>
          </table:table-cell>
          <table:table-cell office:value-type="float" office:value="210" calcext:value-type="float">
            <text:p>210</text:p>
          </table:table-cell>
          <table:table-cell table:number-columns-repeated="12"/>
          <table:table-cell table:formula="of:=[.$O$1]+[.$O$2]*[.A22]" office:value-type="float" office:value="49.25" calcext:value-type="float">
            <text:p>49,25</text:p>
          </table:table-cell>
          <table:table-cell table:formula="of:=[.$O$3]+[.$O$4]*[.B22]" office:value-type="float" office:value="-4.33012701892219" calcext:value-type="float">
            <text:p>-4,33</text:p>
          </table:table-cell>
        </table:table-row>
        <table:table-row table:style-name="ro1">
          <table:table-cell table:formula="of:=SIN([.C23])" office:value-type="float" office:value="-0.642787609686539" calcext:value-type="float">
            <text:p>-0,642787609686539</text:p>
          </table:table-cell>
          <table:table-cell table:formula="of:=COS([.C23])" office:value-type="float" office:value="-0.766044443118978" calcext:value-type="float">
            <text:p>-0,766044443118978</text:p>
          </table:table-cell>
          <table:table-cell table:formula="of:=[.D23]/180*PI()" office:value-type="float" office:value="3.83972435438753" calcext:value-type="float">
            <text:p>3,83972435438753</text:p>
          </table:table-cell>
          <table:table-cell office:value-type="float" office:value="220" calcext:value-type="float">
            <text:p>220</text:p>
          </table:table-cell>
          <table:table-cell table:number-columns-repeated="12"/>
          <table:table-cell table:formula="of:=[.$O$1]+[.$O$2]*[.A23]" office:value-type="float" office:value="48.6074557564106" calcext:value-type="float">
            <text:p>48,61</text:p>
          </table:table-cell>
          <table:table-cell table:formula="of:=[.$O$3]+[.$O$4]*[.B23]" office:value-type="float" office:value="-3.83022221559489" calcext:value-type="float">
            <text:p>-3,83</text:p>
          </table:table-cell>
        </table:table-row>
        <table:table-row table:style-name="ro1">
          <table:table-cell table:formula="of:=SIN([.C24])" office:value-type="float" office:value="-0.766044443118978" calcext:value-type="float">
            <text:p>-0,766044443118978</text:p>
          </table:table-cell>
          <table:table-cell table:formula="of:=COS([.C24])" office:value-type="float" office:value="-0.64278760968654" calcext:value-type="float">
            <text:p>-0,64278760968654</text:p>
          </table:table-cell>
          <table:table-cell table:formula="of:=[.D24]/180*PI()" office:value-type="float" office:value="4.01425727958696" calcext:value-type="float">
            <text:p>4,01425727958696</text:p>
          </table:table-cell>
          <table:table-cell office:value-type="float" office:value="230" calcext:value-type="float">
            <text:p>230</text:p>
          </table:table-cell>
          <table:table-cell table:number-columns-repeated="12"/>
          <table:table-cell table:formula="of:=[.$O$1]+[.$O$2]*[.A24]" office:value-type="float" office:value="48.0528000059646" calcext:value-type="float">
            <text:p>48,05</text:p>
          </table:table-cell>
          <table:table-cell table:formula="of:=[.$O$3]+[.$O$4]*[.B24]" office:value-type="float" office:value="-3.2139380484327" calcext:value-type="float">
            <text:p>-3,21</text:p>
          </table:table-cell>
        </table:table-row>
        <table:table-row table:style-name="ro1">
          <table:table-cell table:formula="of:=SIN([.C25])" office:value-type="float" office:value="-0.866025403784438" calcext:value-type="float">
            <text:p>-0,866025403784438</text:p>
          </table:table-cell>
          <table:table-cell table:formula="of:=COS([.C25])" office:value-type="float" office:value="-0.5" calcext:value-type="float">
            <text:p>-0,5</text:p>
          </table:table-cell>
          <table:table-cell table:formula="of:=[.D25]/180*PI()" office:value-type="float" office:value="4.18879020478639" calcext:value-type="float">
            <text:p>4,18879020478639</text:p>
          </table:table-cell>
          <table:table-cell office:value-type="float" office:value="240" calcext:value-type="float">
            <text:p>240</text:p>
          </table:table-cell>
          <table:table-cell table:number-columns-repeated="12"/>
          <table:table-cell table:formula="of:=[.$O$1]+[.$O$2]*[.A25]" office:value-type="float" office:value="47.60288568297" calcext:value-type="float">
            <text:p>47,60</text:p>
          </table:table-cell>
          <table:table-cell table:formula="of:=[.$O$3]+[.$O$4]*[.B25]" office:value-type="float" office:value="-2.5" calcext:value-type="float">
            <text:p>-2,50</text:p>
          </table:table-cell>
        </table:table-row>
        <table:table-row table:style-name="ro1">
          <table:table-cell table:formula="of:=SIN([.C26])" office:value-type="float" office:value="-0.939692620785908" calcext:value-type="float">
            <text:p>-0,939692620785908</text:p>
          </table:table-cell>
          <table:table-cell table:formula="of:=COS([.C26])" office:value-type="float" office:value="-0.342020143325669" calcext:value-type="float">
            <text:p>-0,342020143325669</text:p>
          </table:table-cell>
          <table:table-cell table:formula="of:=[.D26]/180*PI()" office:value-type="float" office:value="4.36332312998582" calcext:value-type="float">
            <text:p>4,36332312998582</text:p>
          </table:table-cell>
          <table:table-cell office:value-type="float" office:value="250" calcext:value-type="float">
            <text:p>250</text:p>
          </table:table-cell>
          <table:table-cell table:number-columns-repeated="12"/>
          <table:table-cell table:formula="of:=[.$O$1]+[.$O$2]*[.A26]" office:value-type="float" office:value="47.2713832064634" calcext:value-type="float">
            <text:p>47,27</text:p>
          </table:table-cell>
          <table:table-cell table:formula="of:=[.$O$3]+[.$O$4]*[.B26]" office:value-type="float" office:value="-1.71010071662835" calcext:value-type="float">
            <text:p>-1,71</text:p>
          </table:table-cell>
        </table:table-row>
        <table:table-row table:style-name="ro1">
          <table:table-cell table:formula="of:=SIN([.C27])" office:value-type="float" office:value="-0.984807753012208" calcext:value-type="float">
            <text:p>-0,984807753012208</text:p>
          </table:table-cell>
          <table:table-cell table:formula="of:=COS([.C27])" office:value-type="float" office:value="-0.17364817766693" calcext:value-type="float">
            <text:p>-0,17364817766693</text:p>
          </table:table-cell>
          <table:table-cell table:formula="of:=[.D27]/180*PI()" office:value-type="float" office:value="4.53785605518526" calcext:value-type="float">
            <text:p>4,53785605518526</text:p>
          </table:table-cell>
          <table:table-cell office:value-type="float" office:value="260" calcext:value-type="float">
            <text:p>260</text:p>
          </table:table-cell>
          <table:table-cell table:number-columns-repeated="12"/>
          <table:table-cell table:formula="of:=[.$O$1]+[.$O$2]*[.A27]" office:value-type="float" office:value="47.0683651114451" calcext:value-type="float">
            <text:p>47,07</text:p>
          </table:table-cell>
          <table:table-cell table:formula="of:=[.$O$3]+[.$O$4]*[.B27]" office:value-type="float" office:value="-0.868240888334652" calcext:value-type="float">
            <text:p>-0,87</text:p>
          </table:table-cell>
        </table:table-row>
        <table:table-row table:style-name="ro1">
          <table:table-cell table:formula="of:=SIN([.C28])" office:value-type="float" office:value="-1" calcext:value-type="float">
            <text:p>-1</text:p>
          </table:table-cell>
          <table:table-cell table:formula="of:=COS([.C28])" office:value-type="float" office:value="-1.83697019872103E-016" calcext:value-type="float">
            <text:p>-1,83697019872103E-16</text:p>
          </table:table-cell>
          <table:table-cell table:formula="of:=[.D28]/180*PI()" office:value-type="float" office:value="4.71238898038469" calcext:value-type="float">
            <text:p>4,71238898038469</text:p>
          </table:table-cell>
          <table:table-cell office:value-type="float" office:value="270" calcext:value-type="float">
            <text:p>270</text:p>
          </table:table-cell>
          <table:table-cell table:number-columns-repeated="12"/>
          <table:table-cell table:formula="of:=[.$O$1]+[.$O$2]*[.A28]" office:value-type="float" office:value="47" calcext:value-type="float">
            <text:p>47,00</text:p>
          </table:table-cell>
          <table:table-cell table:formula="of:=[.$O$3]+[.$O$4]*[.B28]" office:value-type="float" office:value="-9.18485099360515E-016" calcext:value-type="float">
            <text:p>0,00</text:p>
          </table:table-cell>
        </table:table-row>
        <table:table-row table:style-name="ro1">
          <table:table-cell table:formula="of:=SIN([.C29])" office:value-type="float" office:value="-0.984807753012208" calcext:value-type="float">
            <text:p>-0,984807753012208</text:p>
          </table:table-cell>
          <table:table-cell table:formula="of:=COS([.C29])" office:value-type="float" office:value="0.17364817766693" calcext:value-type="float">
            <text:p>0,17364817766693</text:p>
          </table:table-cell>
          <table:table-cell table:formula="of:=[.D29]/180*PI()" office:value-type="float" office:value="4.88692190558412" calcext:value-type="float">
            <text:p>4,88692190558412</text:p>
          </table:table-cell>
          <table:table-cell office:value-type="float" office:value="280" calcext:value-type="float">
            <text:p>280</text:p>
          </table:table-cell>
          <table:table-cell table:number-columns-repeated="12"/>
          <table:table-cell table:formula="of:=[.$O$1]+[.$O$2]*[.A29]" office:value-type="float" office:value="47.0683651114451" calcext:value-type="float">
            <text:p>47,07</text:p>
          </table:table-cell>
          <table:table-cell table:formula="of:=[.$O$3]+[.$O$4]*[.B29]" office:value-type="float" office:value="0.86824088833465" calcext:value-type="float">
            <text:p>0,87</text:p>
          </table:table-cell>
        </table:table-row>
        <table:table-row table:style-name="ro1">
          <table:table-cell table:formula="of:=SIN([.C30])" office:value-type="float" office:value="-0.939692620785908" calcext:value-type="float">
            <text:p>-0,939692620785908</text:p>
          </table:table-cell>
          <table:table-cell table:formula="of:=COS([.C30])" office:value-type="float" office:value="0.342020143325669" calcext:value-type="float">
            <text:p>0,342020143325669</text:p>
          </table:table-cell>
          <table:table-cell table:formula="of:=[.D30]/180*PI()" office:value-type="float" office:value="5.06145483078356" calcext:value-type="float">
            <text:p>5,06145483078356</text:p>
          </table:table-cell>
          <table:table-cell office:value-type="float" office:value="290" calcext:value-type="float">
            <text:p>290</text:p>
          </table:table-cell>
          <table:table-cell table:number-columns-repeated="12"/>
          <table:table-cell table:formula="of:=[.$O$1]+[.$O$2]*[.A30]" office:value-type="float" office:value="47.2713832064634" calcext:value-type="float">
            <text:p>47,27</text:p>
          </table:table-cell>
          <table:table-cell table:formula="of:=[.$O$3]+[.$O$4]*[.B30]" office:value-type="float" office:value="1.71010071662834" calcext:value-type="float">
            <text:p>1,71</text:p>
          </table:table-cell>
        </table:table-row>
        <table:table-row table:style-name="ro1">
          <table:table-cell table:formula="of:=SIN([.C31])" office:value-type="float" office:value="-0.866025403784439" calcext:value-type="float">
            <text:p>-0,866025403784439</text:p>
          </table:table-cell>
          <table:table-cell table:formula="of:=COS([.C31])" office:value-type="float" office:value="0.5" calcext:value-type="float">
            <text:p>0,5</text:p>
          </table:table-cell>
          <table:table-cell table:formula="of:=[.D31]/180*PI()" office:value-type="float" office:value="5.23598775598299" calcext:value-type="float">
            <text:p>5,23598775598299</text:p>
          </table:table-cell>
          <table:table-cell office:value-type="float" office:value="300" calcext:value-type="float">
            <text:p>300</text:p>
          </table:table-cell>
          <table:table-cell table:number-columns-repeated="12"/>
          <table:table-cell table:formula="of:=[.$O$1]+[.$O$2]*[.A31]" office:value-type="float" office:value="47.60288568297" calcext:value-type="float">
            <text:p>47,60</text:p>
          </table:table-cell>
          <table:table-cell table:formula="of:=[.$O$3]+[.$O$4]*[.B31]" office:value-type="float" office:value="2.5" calcext:value-type="float">
            <text:p>2,50</text:p>
          </table:table-cell>
        </table:table-row>
        <table:table-row table:style-name="ro1">
          <table:table-cell table:formula="of:=SIN([.C32])" office:value-type="float" office:value="-0.766044443118978" calcext:value-type="float">
            <text:p>-0,766044443118978</text:p>
          </table:table-cell>
          <table:table-cell table:formula="of:=COS([.C32])" office:value-type="float" office:value="0.642787609686539" calcext:value-type="float">
            <text:p>0,642787609686539</text:p>
          </table:table-cell>
          <table:table-cell table:formula="of:=[.D32]/180*PI()" office:value-type="float" office:value="5.41052068118242" calcext:value-type="float">
            <text:p>5,41052068118242</text:p>
          </table:table-cell>
          <table:table-cell office:value-type="float" office:value="310" calcext:value-type="float">
            <text:p>310</text:p>
          </table:table-cell>
          <table:table-cell table:number-columns-repeated="12"/>
          <table:table-cell table:formula="of:=[.$O$1]+[.$O$2]*[.A32]" office:value-type="float" office:value="48.0528000059646" calcext:value-type="float">
            <text:p>48,05</text:p>
          </table:table-cell>
          <table:table-cell table:formula="of:=[.$O$3]+[.$O$4]*[.B32]" office:value-type="float" office:value="3.2139380484327" calcext:value-type="float">
            <text:p>3,21</text:p>
          </table:table-cell>
        </table:table-row>
        <table:table-row table:style-name="ro1">
          <table:table-cell table:formula="of:=SIN([.C33])" office:value-type="float" office:value="-0.64278760968654" calcext:value-type="float">
            <text:p>-0,64278760968654</text:p>
          </table:table-cell>
          <table:table-cell table:formula="of:=COS([.C33])" office:value-type="float" office:value="0.766044443118978" calcext:value-type="float">
            <text:p>0,766044443118978</text:p>
          </table:table-cell>
          <table:table-cell table:formula="of:=[.D33]/180*PI()" office:value-type="float" office:value="5.58505360638185" calcext:value-type="float">
            <text:p>5,58505360638185</text:p>
          </table:table-cell>
          <table:table-cell office:value-type="float" office:value="320" calcext:value-type="float">
            <text:p>320</text:p>
          </table:table-cell>
          <table:table-cell table:number-columns-repeated="12"/>
          <table:table-cell table:formula="of:=[.$O$1]+[.$O$2]*[.A33]" office:value-type="float" office:value="48.6074557564106" calcext:value-type="float">
            <text:p>48,61</text:p>
          </table:table-cell>
          <table:table-cell table:formula="of:=[.$O$3]+[.$O$4]*[.B33]" office:value-type="float" office:value="3.83022221559489" calcext:value-type="float">
            <text:p>3,83</text:p>
          </table:table-cell>
        </table:table-row>
        <table:table-row table:style-name="ro1">
          <table:table-cell table:formula="of:=SIN([.C34])" office:value-type="float" office:value="-0.5" calcext:value-type="float">
            <text:p>-0,5</text:p>
          </table:table-cell>
          <table:table-cell table:formula="of:=COS([.C34])" office:value-type="float" office:value="0.866025403784438" calcext:value-type="float">
            <text:p>0,866025403784438</text:p>
          </table:table-cell>
          <table:table-cell table:formula="of:=[.D34]/180*PI()" office:value-type="float" office:value="5.75958653158129" calcext:value-type="float">
            <text:p>5,75958653158129</text:p>
          </table:table-cell>
          <table:table-cell office:value-type="float" office:value="330" calcext:value-type="float">
            <text:p>330</text:p>
          </table:table-cell>
          <table:table-cell table:number-columns-repeated="12"/>
          <table:table-cell table:formula="of:=[.$O$1]+[.$O$2]*[.A34]" office:value-type="float" office:value="49.25" calcext:value-type="float">
            <text:p>49,25</text:p>
          </table:table-cell>
          <table:table-cell table:formula="of:=[.$O$3]+[.$O$4]*[.B34]" office:value-type="float" office:value="4.33012701892219" calcext:value-type="float">
            <text:p>4,33</text:p>
          </table:table-cell>
        </table:table-row>
        <table:table-row table:style-name="ro1">
          <table:table-cell table:formula="of:=SIN([.C35])" office:value-type="float" office:value="-0.342020143325669" calcext:value-type="float">
            <text:p>-0,342020143325669</text:p>
          </table:table-cell>
          <table:table-cell table:formula="of:=COS([.C35])" office:value-type="float" office:value="0.939692620785908" calcext:value-type="float">
            <text:p>0,939692620785908</text:p>
          </table:table-cell>
          <table:table-cell table:formula="of:=[.D35]/180*PI()" office:value-type="float" office:value="5.93411945678072" calcext:value-type="float">
            <text:p>5,93411945678072</text:p>
          </table:table-cell>
          <table:table-cell office:value-type="float" office:value="340" calcext:value-type="float">
            <text:p>340</text:p>
          </table:table-cell>
          <table:table-cell table:number-columns-repeated="12"/>
          <table:table-cell table:formula="of:=[.$O$1]+[.$O$2]*[.A35]" office:value-type="float" office:value="49.9609093550345" calcext:value-type="float">
            <text:p>49,96</text:p>
          </table:table-cell>
          <table:table-cell table:formula="of:=[.$O$3]+[.$O$4]*[.B35]" office:value-type="float" office:value="4.69846310392954" calcext:value-type="float">
            <text:p>4,70</text:p>
          </table:table-cell>
        </table:table-row>
        <table:table-row table:style-name="ro1">
          <table:table-cell table:formula="of:=SIN([.C36])" office:value-type="float" office:value="-0.17364817766693" calcext:value-type="float">
            <text:p>-0,17364817766693</text:p>
          </table:table-cell>
          <table:table-cell table:formula="of:=COS([.C36])" office:value-type="float" office:value="0.984807753012208" calcext:value-type="float">
            <text:p>0,984807753012208</text:p>
          </table:table-cell>
          <table:table-cell table:formula="of:=[.D36]/180*PI()" office:value-type="float" office:value="6.10865238198015" calcext:value-type="float">
            <text:p>6,10865238198015</text:p>
          </table:table-cell>
          <table:table-cell office:value-type="float" office:value="350" calcext:value-type="float">
            <text:p>350</text:p>
          </table:table-cell>
          <table:table-cell table:number-columns-repeated="12"/>
          <table:table-cell table:formula="of:=[.$O$1]+[.$O$2]*[.A36]" office:value-type="float" office:value="50.7185832004988" calcext:value-type="float">
            <text:p>50,72</text:p>
          </table:table-cell>
          <table:table-cell table:formula="of:=[.$O$3]+[.$O$4]*[.B36]" office:value-type="float" office:value="4.92403876506104" calcext:value-type="float">
            <text:p>4,92</text:p>
          </table:table-cell>
        </table:table-row>
        <table:table-row table:style-name="ro1">
          <table:table-cell table:formula="of:=SIN([.C37])" office:value-type="float" office:value="-2.44929359829471E-016" calcext:value-type="float">
            <text:p>-2,44929359829471E-16</text:p>
          </table:table-cell>
          <table:table-cell table:formula="of:=COS([.C37])" office:value-type="float" office:value="1" calcext:value-type="float">
            <text:p>1</text:p>
          </table:table-cell>
          <table:table-cell table:formula="of:=[.D37]/180*PI()" office:value-type="float" office:value="6.28318530717959" calcext:value-type="float">
            <text:p>6,28318530717959</text:p>
          </table:table-cell>
          <table:table-cell office:value-type="float" office:value="360" calcext:value-type="float">
            <text:p>360</text:p>
          </table:table-cell>
          <table:table-cell table:number-columns-repeated="12"/>
          <table:table-cell table:formula="of:=[.$O$1]+[.$O$2]*[.A37]" office:value-type="float" office:value="51.5" calcext:value-type="float">
            <text:p>51,50</text:p>
          </table:table-cell>
          <table:table-cell table:formula="of:=[.$O$3]+[.$O$4]*[.B37]" office:value-type="float" office:value="5" calcext:value-type="float">
            <text:p>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stian Ruppert</meta:initial-creator>
    <meta:creation-date>2023-02-21T20:34:18.959299892</meta:creation-date>
    <dc:date>2023-02-21T23:07:12.414318332</dc:date>
    <dc:creator>Bastian Ruppert</dc:creator>
    <meta:editing-duration>PT2H32M53S</meta:editing-duration>
    <meta:editing-cycles>1</meta:editing-cycles>
    <meta:document-statistic meta:table-count="1" meta:cell-count="238" meta:object-count="2"/>
    <meta:generator>LibreOffice/7.5.0.3$Linux_X86_64 LibreOffice_project/5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75cm" svg:height="16.417cm" xlink:href=".." xlink:type="simple" chart:class="chart:scatter" chart:style-name="ch1">
        <chart:legend chart:legend-position="end" svg:x="19.435cm" svg:y="7.909cm" style:legend-expansion="high" chart:style-name="ch2"/>
        <chart:plot-area chart:style-name="ch3" table:cell-range-address="Tabelle1.A1:Tabelle1.B25" chart:data-source-has-labels="both" svg:x="1.206cm" svg:y="0.546cm" svg:width="18.697cm" svg:height="15.024cm">
          <chart:coordinate-region svg:x="1.352cm" svg:y="0.745cm" svg:width="18.311cm" svg:height="14.626cm"/>
          <chart:axis chart:dimension="x" chart:name="primary-x" chart:style-name="ch4" chartooo:axis-type="auto">
            <chart:categories table:cell-range-address="Tabelle1.A2:Tabelle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25" chart:label-cell-address="Tabelle1.B1:Tabelle1.B1" chart:class="chart:scatter">
            <chart:domain table:cell-range-address="Tabelle1.A2:Tabelle1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84807753012208">
                <text:p>0.984807753012208</text:p>
                <draw:g>
                  <svg:desc>Tabelle1.B2:Tabelle1.B25</svg:desc>
                </draw:g>
              </table:table-cell>
            </table:table-row>
            <table:table-row>
              <table:table-cell office:value-type="string"/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/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/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/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/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/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/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/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/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/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/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/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/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/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201cm" style:legend-expansion="high" chart:style-name="ch2"/>
        <chart:plot-area chart:style-name="ch3" table:cell-range-address="Tabelle1.Q1:Tabelle1.R37" svg:x="0.32cm" svg:y="0.18cm" svg:width="13.282cm" svg:height="8.64cm">
          <chart:coordinate-region svg:x="0.862cm" svg:y="0.379cm" svg:width="12.5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R1:Tabelle1.R37" chart:class="chart:scatter">
            <chart:domain table:cell-range-address="Tabelle1.Q1:Tabelle1.Q37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Q</text:p>
              </table:table-cell>
              <table:table-cell office:value-type="string">
                <text:p>Spalte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5">
                <text:p>51.5</text:p>
                <draw:g>
                  <svg:desc>Tabelle1.Q1:Tabelle1.Q37</svg:desc>
                </draw:g>
              </table:table-cell>
              <table:table-cell office:value-type="float" office:value="5">
                <text:p>5</text:p>
                <draw:g>
                  <svg:desc>Tabelle1.R1:Tabelle1.R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2814167995012">
                <text:p>52.2814167995012</text:p>
              </table:table-cell>
              <table:table-cell office:value-type="float" office:value="4.92403876506104">
                <text:p>4.9240387650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0390906449655">
                <text:p>53.0390906449655</text:p>
              </table:table-cell>
              <table:table-cell office:value-type="float" office:value="4.69846310392954">
                <text:p>4.69846310392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75">
                <text:p>53.75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3925442435894">
                <text:p>54.3925442435894</text:p>
              </table:table-cell>
              <table:table-cell office:value-type="float" office:value="3.83022221559489">
                <text:p>3.83022221559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9471999940354">
                <text:p>54.9471999940354</text:p>
              </table:table-cell>
              <table:table-cell office:value-type="float" office:value="3.2139380484327">
                <text:p>3.2139380484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39711431703">
                <text:p>55.3971143170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286167935366">
                <text:p>55.7286167935366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9316348885549">
                <text:p>55.9316348885549</text:p>
              </table:table-cell>
              <table:table-cell office:value-type="float" office:value="0.868240888334652">
                <text:p>0.868240888334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9316348885549">
                <text:p>55.9316348885549</text:p>
              </table:table-cell>
              <table:table-cell office:value-type="float" office:value="-0.868240888334652">
                <text:p>-0.868240888334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86167935366">
                <text:p>55.7286167935366</text:p>
              </table:table-cell>
              <table:table-cell office:value-type="float" office:value="-1.71010071662834">
                <text:p>-1.7101007166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39711431703">
                <text:p>55.3971143170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471999940354">
                <text:p>54.9471999940354</text:p>
              </table:table-cell>
              <table:table-cell office:value-type="float" office:value="-3.2139380484327">
                <text:p>-3.2139380484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3925442435894">
                <text:p>54.3925442435894</text:p>
              </table:table-cell>
              <table:table-cell office:value-type="float" office:value="-3.83022221559489">
                <text:p>-3.83022221559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75">
                <text:p>53.75</text:p>
              </table:table-cell>
              <table:table-cell office:value-type="float" office:value="-4.33012701892219">
                <text:p>-4.33012701892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0390906449655">
                <text:p>53.0390906449655</text:p>
              </table:table-cell>
              <table:table-cell office:value-type="float" office:value="-4.69846310392954">
                <text:p>-4.6984631039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2814167995012">
                <text:p>52.2814167995012</text:p>
              </table:table-cell>
              <table:table-cell office:value-type="float" office:value="-4.92403876506104">
                <text:p>-4.92403876506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5">
                <text:p>51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7185832004988">
                <text:p>50.7185832004988</text:p>
              </table:table-cell>
              <table:table-cell office:value-type="float" office:value="-4.92403876506104">
                <text:p>-4.92403876506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609093550345">
                <text:p>49.9609093550345</text:p>
              </table:table-cell>
              <table:table-cell office:value-type="float" office:value="-4.69846310392954">
                <text:p>-4.69846310392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25">
                <text:p>49.25</text:p>
              </table:table-cell>
              <table:table-cell office:value-type="float" office:value="-4.33012701892219">
                <text:p>-4.33012701892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6074557564106">
                <text:p>48.6074557564106</text:p>
              </table:table-cell>
              <table:table-cell office:value-type="float" office:value="-3.83022221559489">
                <text:p>-3.83022221559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0528000059646">
                <text:p>48.0528000059646</text:p>
              </table:table-cell>
              <table:table-cell office:value-type="float" office:value="-3.2139380484327">
                <text:p>-3.2139380484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60288568297">
                <text:p>47.6028856829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7.2713832064634">
                <text:p>47.2713832064634</text:p>
              </table:table-cell>
              <table:table-cell office:value-type="float" office:value="-1.71010071662835">
                <text:p>-1.71010071662835</text:p>
              </table:table-cell>
            </table:table-row>
            <table:table-row>
              <table:table-cell office:value-type="string"/>
              <table:table-cell office:value-type="float" office:value="47.0683651114451">
                <text:p>47.0683651114451</text:p>
              </table:table-cell>
              <table:table-cell office:value-type="float" office:value="-0.868240888334652">
                <text:p>-0.868240888334652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/>
              <table:table-cell office:value-type="float" office:value="47.0683651114451">
                <text:p>47.0683651114451</text:p>
              </table:table-cell>
              <table:table-cell office:value-type="float" office:value="0.86824088833465">
                <text:p>0.86824088833465</text:p>
              </table:table-cell>
            </table:table-row>
            <table:table-row>
              <table:table-cell office:value-type="string"/>
              <table:table-cell office:value-type="float" office:value="47.2713832064634">
                <text:p>47.2713832064634</text:p>
              </table:table-cell>
              <table:table-cell office:value-type="float" office:value="1.71010071662834">
                <text:p>1.71010071662834</text:p>
              </table:table-cell>
            </table:table-row>
            <table:table-row>
              <table:table-cell office:value-type="string"/>
              <table:table-cell office:value-type="float" office:value="47.60288568297">
                <text:p>47.6028856829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8.0528000059646">
                <text:p>48.0528000059646</text:p>
              </table:table-cell>
              <table:table-cell office:value-type="float" office:value="3.2139380484327">
                <text:p>3.2139380484327</text:p>
              </table:table-cell>
            </table:table-row>
            <table:table-row>
              <table:table-cell office:value-type="string"/>
              <table:table-cell office:value-type="float" office:value="48.6074557564106">
                <text:p>48.6074557564106</text:p>
              </table:table-cell>
              <table:table-cell office:value-type="float" office:value="3.83022221559489">
                <text:p>3.83022221559489</text:p>
              </table:table-cell>
            </table:table-row>
            <table:table-row>
              <table:table-cell office:value-type="string"/>
              <table:table-cell office:value-type="float" office:value="49.25">
                <text:p>49.25</text:p>
              </table:table-cell>
              <table:table-cell office:value-type="float" office:value="4.33012701892219">
                <text:p>4.33012701892219</text:p>
              </table:table-cell>
            </table:table-row>
            <table:table-row>
              <table:table-cell office:value-type="string"/>
              <table:table-cell office:value-type="float" office:value="49.9609093550345">
                <text:p>49.9609093550345</text:p>
              </table:table-cell>
              <table:table-cell office:value-type="float" office:value="4.69846310392954">
                <text:p>4.69846310392954</text:p>
              </table:table-cell>
            </table:table-row>
            <table:table-row>
              <table:table-cell office:value-type="string"/>
              <table:table-cell office:value-type="float" office:value="50.7185832004988">
                <text:p>50.7185832004988</text:p>
              </table:table-cell>
              <table:table-cell office:value-type="float" office:value="4.92403876506104">
                <text:p>4.92403876506104</text:p>
              </table:table-cell>
            </table:table-row>
            <table:table-row>
              <table:table-cell office:value-type="string"/>
              <table:table-cell office:value-type="float" office:value="51.5">
                <text:p>51.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